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10-1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9-2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7-0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30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1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2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12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6-2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5-2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5-2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4-04-29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3-11-2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3-10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3-09-1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3-08-11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3-07-1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3-06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3-05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3-04-1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2-11-2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2-10-26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2-09-1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2-08-1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2-07-2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2-06-1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2-05-1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2-04-2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2-03-2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1-11-1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1-10-2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1-09-1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1-08-1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1-07-2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1-06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1-04-2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1-03-2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0-11-1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0-10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0-09-1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0-08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0-07-1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20-06-1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9-11-1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9-10-1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9-09-1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9-08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9-07-26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9-06-2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9-05-1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9-04-1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8-11-1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8-10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8-09-1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8-08-13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8-07-20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8-06-13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8-05-1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8-03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7-11-1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7-10-1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7-09-13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7-08-1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7-07-1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7-05-1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7-04-1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6-10-05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6-09-0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6-08-03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6-07-1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6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6-05-10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6-04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5-12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5-11-1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5-10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5-09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5-08-1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5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5-04-1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5-03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4-11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4-09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4-08-0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4-07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4-06-0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4-05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4-04-0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3-11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3-10-2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3-09-1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3-08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3-06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3-05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2-11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2-10-1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2-09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2-08-1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2-07-0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2-06-0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2-05-1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1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1-11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1-10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1-09-1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1-08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1-07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8-03-2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6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5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200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9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7-03-0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351</text:p>
          </table:table-cell>
          <table:table-cell office:value-type="string" calcext:value-type="string">
            <text:p>QBAA nr Hendricks, SHAOKATAN WMA</text:p>
          </table:table-cell>
          <table:table-cell office:value-type="string" calcext:value-type="string">
            <text:p>198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84" meta:object-count="0"/>
    <meta:user-defined meta:name="AppVersion">3.0</meta:user-defined>
  </office:meta>
</office:document-meta>
</file>